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run --name=toto-db -e POSTGRES_PASSWORD='qwerty' -p 5436:5432 -d --rm postgres</text:p>
      <text:p text:style-name="Standard"/>
      <text:p text:style-name="Standard">migrate -path ./schema -database 'postgres://postgres:qwerty@localhost:5436/postgres?sslmode=disable' up</text:p>
      <text:p text:style-name="Standard"/>
      <text:p text:style-name="Standard">\c expenses expense_user localhost 543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4:18:09.321631472</meta:creation-date>
    <dc:date>2024-04-23T20:03:46.885693987</dc:date>
    <meta:editing-duration>PT11H38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3" meta:character-count="228" meta:non-whitespace-character-count="210"/>
  </office:meta>
</office:document-meta>
</file>